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Times New Roman" svg:font-family="'Times New Roman'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Voces" svg:font-family="Voc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6666ff" style:font-name="Libre Franklin SemiBold" fo:font-size="10pt" fo:font-weight="normal" officeooo:rsid="000f5761" officeooo:paragraph-rsid="000f5761" style:font-size-asian="10pt" style:font-weight-asian="normal" style:font-size-complex="10pt" style:font-weight-complex="normal"/>
    </style:style>
    <style:style style:name="P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officeooo:paragraph-rsid="000f5761"/>
    </style:style>
    <style:style style:name="P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officeooo:paragraph-rsid="00162030"/>
    </style:style>
    <style:style style:name="P4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officeooo:paragraph-rsid="00323d73"/>
    </style:style>
    <style:style style:name="P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officeooo:paragraph-rsid="003431ff"/>
    </style:style>
    <style:style style:name="P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officeooo:paragraph-rsid="00319081"/>
    </style:style>
    <style:style style:name="P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officeooo:paragraph-rsid="00383d78"/>
    </style:style>
    <style:style style:name="P8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ff0000" style:font-name="Libre Franklin SemiBold" fo:font-weight="normal" officeooo:paragraph-rsid="003106c8" style:font-weight-asian="normal" style:font-weight-complex="normal"/>
    </style:style>
    <style:style style:name="P9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fo:color="#ff0000" style:font-name="Libre Franklin SemiBold" fo:font-size="11pt" fo:font-weight="normal" officeooo:rsid="000f5761" officeooo:paragraph-rsid="00323d73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fo:color="#ff0000" style:font-name="Libre Franklin SemiBold" fo:font-size="11pt" fo:font-weight="normal" officeooo:rsid="000f5761" officeooo:paragraph-rsid="003431ff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line-height="0.499cm" fo:text-align="center" style:justify-single-word="false">
        <style:tab-stops>
          <style:tab-stop style:position="0.499cm"/>
        </style:tab-stops>
      </style:paragraph-properties>
      <style:text-properties fo:color="#808080" style:font-name="Libre Franklin SemiBold" fo:font-size="10pt" fo:font-weight="normal" officeooo:rsid="003106c8" officeooo:paragraph-rsid="003106c8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font-weight="normal" officeooo:rsid="000f5761" officeooo:paragraph-rsid="003106c8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font-weight="normal" officeooo:rsid="000f5761" officeooo:paragraph-rsid="00323d73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font-weight="normal" officeooo:rsid="000f5761" officeooo:paragraph-rsid="003431ff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font-weight="normal" officeooo:paragraph-rsid="00162030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font-weight="normal" officeooo:paragraph-rsid="003106c8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font-weight="normal" officeooo:rsid="0019d303" officeooo:paragraph-rsid="002cf85d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2pt" fo:font-weight="normal" officeooo:paragraph-rsid="003431ff" style:font-size-asian="12pt" style:font-size-complex="12pt"/>
    </style:style>
    <style:style style:name="P19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1pt" fo:font-weight="normal" officeooo:rsid="000f5761" officeooo:paragraph-rsid="00319081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1pt" fo:font-weight="normal" officeooo:rsid="000f5761" officeooo:paragraph-rsid="003894fe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1pt" fo:font-weight="normal" officeooo:rsid="000f5761" officeooo:paragraph-rsid="003b10e7" style:font-size-asian="11pt" style:font-weight-asian="normal" style:font-size-complex="11pt" style:font-weight-complex="normal"/>
    </style:style>
    <style:style style:name="P22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1pt" fo:font-weight="normal" officeooo:rsid="000f5761" officeooo:paragraph-rsid="000f5761" style:font-size-asian="9.60000038146973pt" style:font-weight-asian="normal" style:font-size-complex="11pt" style:font-weight-complex="normal"/>
    </style:style>
    <style:style style:name="P23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font-name="Libre Franklin SemiBold" fo:font-size="11pt" fo:font-weight="normal" officeooo:rsid="000f5761" officeooo:paragraph-rsid="003431ff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style:font-name="Libre Franklin SemiBold" fo:font-size="12pt" officeooo:paragraph-rsid="000f5761" style:font-size-asian="12pt" style:font-size-complex="12pt"/>
    </style:style>
    <style:style style:name="P25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style:font-name="Libre Franklin SemiBold" fo:font-size="12pt" officeooo:paragraph-rsid="00323d73" style:font-size-asian="12pt" style:font-size-complex="12pt"/>
    </style:style>
    <style:style style:name="P26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style:font-name="Libre Franklin SemiBold" fo:font-size="12pt" officeooo:paragraph-rsid="003431ff" style:font-size-asian="12pt" style:font-size-complex="12pt"/>
    </style:style>
    <style:style style:name="P27" style:family="paragraph" style:parent-style-name="Standard">
      <style:paragraph-properties fo:line-height="0.499cm">
        <style:tab-stops>
          <style:tab-stop style:position="0.499cm"/>
        </style:tab-stops>
      </style:paragraph-properties>
      <style:text-properties style:use-window-font-color="true" style:font-name="Libre Franklin SemiBold" fo:font-size="12pt" fo:font-weight="normal" officeooo:paragraph-rsid="00323d73" style:font-size-asian="12pt" style:font-size-complex="12pt"/>
    </style:style>
    <style:style style:name="T1" style:family="text">
      <style:text-properties fo:color="#ff3333"/>
    </style:style>
    <style:style style:name="T2" style:family="text">
      <style:text-properties fo:color="#ff3333" officeooo:rsid="00319081"/>
    </style:style>
    <style:style style:name="T3" style:family="text">
      <style:text-properties fo:color="#ff3333" style:font-name="Libre Franklin SemiBold" fo:font-size="11pt" fo:font-weight="normal" officeooo:rsid="000f5761" style:font-size-asian="11pt" style:font-weight-asian="normal" style:font-size-complex="11pt" style:font-weight-complex="normal"/>
    </style:style>
    <style:style style:name="T4" style:family="text">
      <style:text-properties fo:color="#ff3333" style:font-name="Libre Franklin SemiBold" fo:font-size="11pt" fo:font-weight="normal" officeooo:rsid="00319081" style:font-size-asian="11pt" style:font-weight-asian="normal" style:font-size-complex="11pt" style:font-weight-complex="normal"/>
    </style:style>
    <style:style style:name="T5" style:family="text">
      <style:text-properties fo:color="#ff3333" style:font-name="Libre Franklin SemiBold" fo:font-size="11pt" fo:font-weight="normal" officeooo:rsid="00162030" style:font-size-asian="11pt" style:font-weight-asian="normal" style:font-size-complex="11pt" style:font-weight-complex="normal"/>
    </style:style>
    <style:style style:name="T6" style:family="text">
      <style:text-properties fo:color="#ff3333" style:font-name="Libre Franklin SemiBold" fo:font-size="11pt" fo:font-weight="normal" officeooo:rsid="002badf7" style:font-size-asian="11pt" style:font-weight-asian="normal" style:font-size-complex="11pt" style:font-weight-complex="normal"/>
    </style:style>
    <style:style style:name="T7" style:family="text">
      <style:text-properties fo:color="#ff3333" style:font-name="Libre Franklin SemiBold" fo:font-size="11pt" fo:font-weight="normal" officeooo:rsid="003802c1" style:font-size-asian="11pt" style:font-weight-asian="normal" style:font-size-complex="11pt" style:font-weight-complex="normal"/>
    </style:style>
    <style:style style:name="T8" style:family="text">
      <style:text-properties fo:color="#ff3333" officeooo:rsid="003802c1"/>
    </style:style>
    <style:style style:name="T9" style:family="text">
      <style:text-properties style:use-window-font-color="true" officeooo:rsid="003106c8"/>
    </style:style>
    <style:style style:name="T10" style:family="text">
      <style:text-properties style:use-window-font-color="true" style:font-name="Libre Franklin SemiBold" fo:font-size="12pt" fo:font-weight="normal" officeooo:rsid="000f5761" style:font-size-asian="12pt" style:font-weight-asian="normal" style:font-size-complex="12pt" style:font-weight-complex="normal"/>
    </style:style>
    <style:style style:name="T11" style:family="text">
      <style:text-properties style:use-window-font-color="true" style:font-name="Libre Franklin SemiBold" fo:font-size="12pt" fo:font-weight="normal" officeooo:rsid="0017eff5" style:font-size-asian="12pt" style:font-weight-asian="normal" style:font-size-complex="12pt" style:font-weight-complex="normal"/>
    </style:style>
    <style:style style:name="T12" style:family="text">
      <style:text-properties style:use-window-font-color="true" style:font-name="Libre Franklin SemiBold" fo:font-size="12pt" fo:font-weight="normal" officeooo:rsid="00412460" style:font-size-asian="12pt" style:font-weight-asian="normal" style:font-size-complex="12pt" style:font-weight-complex="normal"/>
    </style:style>
    <style:style style:name="T13" style:family="text">
      <style:text-properties style:use-window-font-color="true" officeooo:rsid="000f5761" style:font-weight-asian="normal" style:font-weight-complex="normal"/>
    </style:style>
    <style:style style:name="T14" style:family="text">
      <style:text-properties officeooo:rsid="003106c8"/>
    </style:style>
    <style:style style:name="T15" style:family="text">
      <style:text-properties fo:color="#808080" officeooo:rsid="001479e5"/>
    </style:style>
    <style:style style:name="T16" style:family="text">
      <style:text-properties fo:color="#808080" style:font-name="Libre Franklin SemiBold" fo:font-size="12pt" fo:font-weight="normal" officeooo:rsid="0017eff5" style:font-size-asian="12pt" style:font-weight-asian="normal" style:font-size-complex="12pt" style:font-weight-complex="normal"/>
    </style:style>
    <style:style style:name="T17" style:family="text">
      <style:text-properties fo:color="#808080" style:font-name="Libre Franklin SemiBold" fo:font-size="12pt" fo:font-weight="normal" officeooo:rsid="000f5761" style:font-size-asian="12pt" style:font-weight-asian="normal" style:font-size-complex="12pt" style:font-weight-complex="normal"/>
    </style:style>
    <style:style style:name="T18" style:family="text">
      <style:text-properties officeooo:rsid="000f5761"/>
    </style:style>
    <style:style style:name="T19" style:family="text">
      <style:text-properties fo:font-size="16pt" officeooo:rsid="003106c8" style:font-size-asian="16pt" style:font-size-complex="16pt"/>
    </style:style>
    <style:style style:name="T20" style:family="text">
      <style:text-properties fo:font-size="16pt" officeooo:rsid="00319081" style:font-size-asian="16pt" style:font-size-complex="16pt"/>
    </style:style>
    <style:style style:name="T21" style:family="text">
      <style:text-properties fo:font-variant="normal" fo:text-transform="none" style:use-window-font-color="true" fo:letter-spacing="normal" fo:font-style="normal"/>
    </style:style>
    <style:style style:name="T22" style:family="text">
      <style:text-properties fo:font-variant="normal" fo:text-transform="none" style:use-window-font-color="true" fo:letter-spacing="normal" fo:font-style="normal" officeooo:rsid="003431ff"/>
    </style:style>
    <style:style style:name="T23" style:family="text">
      <style:text-properties fo:font-variant="normal" fo:text-transform="none" style:use-window-font-color="true" style:font-name="Libre Franklin SemiBold" fo:font-size="12pt" fo:letter-spacing="normal" fo:font-style="normal" fo:font-weight="normal" style:font-size-asian="12pt" style:font-size-complex="12pt"/>
    </style:style>
    <style:style style:name="T24" style:family="text">
      <style:text-properties fo:font-variant="normal" fo:text-transform="none" style:use-window-font-color="true" style:font-name="Libre Franklin SemiBold" fo:font-size="12pt" fo:letter-spacing="normal" fo:font-style="normal" fo:font-weight="normal" officeooo:rsid="00323d73" style:font-size-asian="12pt" style:font-size-complex="12pt"/>
    </style:style>
    <style:style style:name="T25" style:family="text">
      <style:text-properties fo:font-variant="normal" fo:text-transform="none" style:use-window-font-color="true" style:font-name="Libre Franklin SemiBold" fo:font-size="12pt" fo:letter-spacing="normal" fo:font-style="normal" fo:font-weight="normal" officeooo:rsid="000f5761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style:use-window-font-color="true" style:font-name="Libre Franklin SemiBold" fo:font-size="12pt" fo:letter-spacing="normal" fo:font-style="normal" fo:font-weight="normal" officeooo:rsid="0017eff5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style:use-window-font-color="true" style:font-name="Libre Franklin SemiBold" fo:font-size="12pt" fo:letter-spacing="normal" fo:font-style="normal" fo:font-weight="normal" officeooo:rsid="003431ff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style:use-window-font-color="true" style:font-name="Libre Franklin SemiBold" fo:font-size="12pt" fo:letter-spacing="normal" fo:font-style="normal" fo:font-weight="normal" officeooo:rsid="0041246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letter-spacing="normal" fo:font-style="normal"/>
    </style:style>
    <style:style style:name="T30" style:family="text">
      <style:text-properties fo:font-variant="normal" fo:text-transform="none" fo:letter-spacing="normal" fo:font-style="normal" fo:font-weight="normal"/>
    </style:style>
    <style:style style:name="T31" style:family="text">
      <style:text-properties fo:font-variant="normal" fo:text-transform="none" fo:letter-spacing="normal" fo:font-style="normal" fo:font-weight="normal" officeooo:rsid="00323d73"/>
    </style:style>
    <style:style style:name="T32" style:family="text">
      <style:text-properties fo:font-variant="normal" fo:text-transform="none" fo:letter-spacing="normal" fo:font-style="normal" fo:font-weight="normal" officeooo:rsid="000f5761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3431ff" style:font-weight-asian="normal" style:font-weight-complex="normal"/>
    </style:style>
    <style:style style:name="T34" style:family="text">
      <style:text-properties fo:font-variant="normal" fo:text-transform="none" fo:letter-spacing="normal" fo:font-style="normal" officeooo:rsid="000f5761" style:font-weight-asian="normal" style:font-weight-complex="normal"/>
    </style:style>
    <style:style style:name="T35" style:family="text">
      <style:text-properties fo:font-variant="normal" fo:text-transform="none" fo:letter-spacing="normal" fo:font-style="normal" officeooo:rsid="003431ff" style:font-weight-asian="normal" style:font-weight-complex="normal"/>
    </style:style>
    <style:style style:name="T36" style:family="text">
      <style:text-properties fo:font-variant="normal" fo:text-transform="none" style:font-name="Libre Franklin SemiBold" fo:letter-spacing="normal" fo:font-style="normal" fo:font-weight="normal"/>
    </style:style>
    <style:style style:name="T37" style:family="text">
      <style:text-properties fo:font-variant="normal" fo:text-transform="none" style:font-name="Libre Franklin SemiBold" fo:letter-spacing="normal" fo:font-style="normal" fo:font-weight="normal" officeooo:rsid="00323d73"/>
    </style:style>
    <style:style style:name="T38" style:family="text">
      <style:text-properties fo:font-variant="normal" fo:text-transform="none" style:font-name="Libre Franklin SemiBold" fo:letter-spacing="normal" fo:font-style="normal" fo:font-weight="normal" officeooo:rsid="003b10e7"/>
    </style:style>
    <style:style style:name="T39" style:family="text">
      <style:text-properties fo:font-variant="normal" fo:text-transform="none" fo:color="#ff0000" style:font-name="Libre Franklin SemiBold" fo:font-size="11pt" fo:letter-spacing="normal" fo:font-style="normal" fo:font-weight="normal" style:font-size-asian="11pt" style:font-size-complex="11pt"/>
    </style:style>
    <style:style style:name="T40" style:family="text">
      <style:text-properties fo:font-variant="normal" fo:text-transform="none" fo:color="#ff0000" style:font-name="Libre Franklin SemiBold" fo:font-size="11pt" fo:letter-spacing="normal" fo:font-style="normal" fo:font-weight="normal" officeooo:rsid="003508f5" style:font-size-asian="11pt" style:font-size-complex="11pt"/>
    </style:style>
    <style:style style:name="T41" style:family="text">
      <style:text-properties fo:font-variant="normal" fo:text-transform="none" fo:color="#ff0000" style:font-name="Libre Franklin SemiBold" fo:font-size="11pt" fo:letter-spacing="normal" fo:font-style="normal" fo:font-weight="normal" officeooo:rsid="00323d73" style:font-size-asian="11pt" style:font-size-complex="11pt"/>
    </style:style>
    <style:style style:name="T42" style:family="text">
      <style:text-properties fo:font-variant="normal" fo:text-transform="none" fo:color="#ff0000" style:font-name="Libre Franklin SemiBold" fo:font-size="11pt" fo:letter-spacing="normal" fo:font-style="normal" fo:font-weight="normal" officeooo:rsid="00383d78" style:font-size-asian="11pt" style:font-size-complex="11pt"/>
    </style:style>
    <style:style style:name="T43" style:family="text">
      <style:text-properties fo:font-variant="normal" fo:text-transform="none" fo:color="#ff0000" style:font-name="Libre Franklin SemiBold" fo:font-size="11pt" fo:letter-spacing="normal" fo:font-style="normal" fo:font-weight="normal" officeooo:rsid="003894fe" style:font-size-asian="11pt" style:font-size-complex="11pt"/>
    </style:style>
    <style:style style:name="T44" style:family="text">
      <style:text-properties fo:font-variant="normal" fo:text-transform="none" fo:color="#ff0000" style:font-name="Libre Franklin SemiBold" fo:font-size="11pt" fo:letter-spacing="normal" fo:font-style="normal" fo:font-weight="normal" officeooo:rsid="003ac07d" style:font-size-asian="11pt" style:font-size-complex="11pt"/>
    </style:style>
    <style:style style:name="T45" style:family="text">
      <style:text-properties fo:font-variant="normal" fo:text-transform="none" fo:color="#ff0000" style:font-name="Libre Franklin SemiBold" fo:font-size="11pt" fo:letter-spacing="normal" fo:font-style="normal" fo:font-weight="normal" officeooo:rsid="003b10e7" style:font-size-asian="11pt" style:font-size-complex="11pt"/>
    </style:style>
    <style:style style:name="T46" style:family="text">
      <style:text-properties fo:font-variant="normal" fo:text-transform="none" fo:color="#ff0000" style:font-name="Libre Franklin SemiBold" fo:font-size="11pt" fo:letter-spacing="normal" fo:font-style="normal" fo:font-weight="normal" officeooo:rsid="00323d73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ff0000" style:font-name="Libre Franklin SemiBold" fo:font-size="11pt" fo:letter-spacing="normal" fo:font-style="normal" fo:font-weight="normal" officeooo:rsid="00383d78" style:font-size-asian="11pt" style:font-weight-asian="normal" style:font-size-complex="11pt" style:font-weight-complex="normal"/>
    </style:style>
    <style:style style:name="T48" style:family="text">
      <style:text-properties officeooo:rsid="000f5761" style:font-weight-asian="normal" style:font-weight-complex="normal"/>
    </style:style>
    <style:style style:name="T49" style:family="text">
      <style:text-properties officeooo:rsid="0017eff5" style:font-weight-asian="normal" style:font-weight-complex="normal"/>
    </style:style>
    <style:style style:name="T50" style:family="text">
      <style:text-properties officeooo:rsid="001b6d1c" style:font-weight-asian="normal" style:font-weight-complex="normal"/>
    </style:style>
    <style:style style:name="T51" style:family="text">
      <style:text-properties officeooo:rsid="00323d73"/>
    </style:style>
    <style:style style:name="T52" style:family="text">
      <style:text-properties style:font-name="Libre Franklin SemiBold" fo:font-size="12pt" fo:font-weight="normal" officeooo:rsid="000f5761" style:font-size-asian="12pt" style:font-weight-asian="normal" style:font-size-complex="12pt" style:font-weight-complex="normal"/>
    </style:style>
    <style:style style:name="T53" style:family="text">
      <style:text-properties style:font-name="Libre Franklin SemiBold" fo:font-size="12pt" fo:font-weight="normal" officeooo:rsid="0017eff5" style:font-size-asian="12pt" style:font-weight-asian="normal" style:font-size-complex="12pt" style:font-weight-complex="normal"/>
    </style:style>
    <style:style style:name="T54" style:family="text">
      <style:text-properties style:font-name="Libre Franklin SemiBold" fo:font-size="12pt" fo:font-weight="normal" officeooo:rsid="003431ff" style:font-size-asian="12pt" style:font-weight-asian="normal" style:font-size-complex="12pt" style:font-weight-complex="normal"/>
    </style:style>
    <style:style style:name="T55" style:family="text">
      <style:text-properties style:font-name="Libre Franklin SemiBold" fo:font-size="11pt" fo:font-weight="normal" officeooo:rsid="000f5761" style:font-size-asian="11pt" style:font-weight-asian="normal" style:font-size-complex="11pt" style:font-weight-complex="normal"/>
    </style:style>
    <style:style style:name="T56" style:family="text">
      <style:text-properties fo:font-weight="normal" officeooo:rsid="000f5761" style:font-weight-asian="normal" style:font-weight-complex="normal"/>
    </style:style>
    <style:style style:name="T57" style:family="text">
      <style:text-properties fo:font-weight="normal" officeooo:rsid="003431ff" style:font-weight-asian="normal" style:font-weight-complex="normal"/>
    </style:style>
    <style:style style:name="T58" style:family="text">
      <style:text-properties fo:color="#ff0000" style:font-name="Libre Franklin SemiBold" fo:font-size="11pt" fo:font-weight="normal" officeooo:rsid="000f5761" style:font-size-asian="11pt" style:font-weight-asian="normal" style:font-size-complex="11pt" style:font-weight-complex="normal"/>
    </style:style>
    <style:style style:name="T59" style:family="text">
      <style:text-properties fo:color="#ff0000" style:font-name="Libre Franklin SemiBold" fo:font-size="11pt" fo:font-weight="normal" officeooo:rsid="00383d78" style:font-size-asian="11pt" style:font-weight-asian="normal" style:font-size-complex="11pt" style:font-weight-complex="normal"/>
    </style:style>
    <style:style style:name="T60" style:family="text">
      <style:text-properties officeooo:rsid="003894fe"/>
    </style:style>
    <style:style style:name="T61" style:family="text">
      <style:text-properties officeooo:rsid="003ac07d"/>
    </style:style>
    <style:style style:name="T62" style:family="text">
      <style:text-properties officeooo:rsid="003b10e7"/>
    </style:style>
    <style:style style:name="T63" style:family="text">
      <style:text-properties officeooo:rsid="00412460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19">CANTAD AL SE</text:span><text:span text:style-name="T20">Ñ</text:span><text:span text:style-name="T19">OR CANTAD</text:span></text:p>
      <text:p text:style-name="P11">Salmo 149 (148)</text:p>
      <text:p text:style-name="P1"/>
      <text:section text:style-name="Sect1" text:name="Sección1">
        <text:p text:style-name="P2"><text:span text:style-name="T3"><text:tab/><text:tab/></text:span><text:span text:style-name="T7">Do</text:span><text:span text:style-name="T3"><text:tab/><text:tab/><text:tab/><text:tab/> <text:s text:c="2"/></text:span><text:span text:style-name="T7">Fa</text:span></text:p>
        <text:p text:style-name="P15"><text:span text:style-name="T15">A.<text:tab/><text:tab/></text:span><text:span text:style-name="T14">CANTAD AL SEÑOR CANTAD,</text:span></text:p>
        <text:p text:style-name="P3"><text:span text:style-name="T55"><text:tab/><text:tab/></text:span><text:span text:style-name="T4"> <text:s text:c="12"/></text:span><text:span text:style-name="T7">Sol</text:span><text:span text:style-name="T4"><text:tab/><text:tab/><text:tab/> <text:s text:c="3"/></text:span><text:span text:style-name="T7">Do</text:span></text:p>
        <text:p text:style-name="P12"><text:tab/><text:tab/><text:span text:style-name="T9">CANTAD AL SEÑOR CANTAD,</text:span></text:p>
        <text:p text:style-name="P2"><text:span text:style-name="T55"><text:tab/><text:tab/><text:tab/><text:tab/><text:tab/><text:tab/> <text:s text:c="2"/></text:span><text:span text:style-name="T7">Fa</text:span></text:p>
        <text:p text:style-name="P12"><text:tab/><text:tab/><text:span text:style-name="T14">CANTAD AL SEÑOR CANTAD,</text:span></text:p>
        <text:p text:style-name="P3"><text:span text:style-name="T55"><text:tab/><text:tab/></text:span><text:span text:style-name="T7">Sol</text:span><text:span text:style-name="T5"><text:tab/><text:tab/> <text:s text:c="11"/></text:span><text:span text:style-name="T7">Do</text:span></text:p>
        <text:p text:style-name="P15"><text:span text:style-name="T18"><text:tab/><text:tab/></text:span><text:span text:style-name="T14">UN NUEVO CANTAR</text:span><text:span text:style-name="T18">.</text:span></text:p>
        <text:p text:style-name="P19"><text:span text:style-name="T1"><text:tab/><text:tab/><text:tab/><text:tab/><text:tab/><text:tab/> <text:s text:c="2"/></text:span><text:span text:style-name="T8">Fa</text:span></text:p>
        <text:p text:style-name="P16"><text:span text:style-name="T15"><text:tab/><text:tab/></text:span><text:span text:style-name="T14">CANTAD AL SEÑOR CANTAD,</text:span></text:p>
        <text:p text:style-name="P6"><text:span text:style-name="T3"><text:tab/><text:tab/> <text:s text:c="12"/></text:span><text:span text:style-name="T7">Sol</text:span><text:span text:style-name="T4"><text:tab/><text:tab/><text:tab/> <text:s text:c="3"/></text:span><text:span text:style-name="T7">Do</text:span></text:p>
        <text:p text:style-name="P12"><text:tab/><text:tab/><text:span text:style-name="T9">CANTAD AL SEÑOR CANTAD,</text:span></text:p>
        <text:p text:style-name="P4"><text:span text:style-name="T6"><text:tab/><text:tab/><text:tab/><text:tab/><text:tab/><text:tab/> <text:s text:c="2"/></text:span><text:span text:style-name="T7">Fa</text:span></text:p>
        <text:p text:style-name="P12"><text:tab/><text:tab/><text:span text:style-name="T14">CANTAD AL SEÑOR CANTAD,</text:span></text:p>
        <text:p text:style-name="P4"><text:span text:style-name="T3"><text:tab/><text:tab/></text:span><text:span text:style-name="T7">Sol</text:span><text:span text:style-name="T5"><text:tab/><text:tab/> <text:s text:c="11"/></text:span><text:span text:style-name="T7">Do</text:span></text:p>
        <text:p text:style-name="P16"><text:span text:style-name="T18"><text:tab/><text:tab/></text:span><text:span text:style-name="T14">UN NUEVO CANTAR</text:span><text:span text:style-name="T18">.</text:span></text:p>
        <text:p text:style-name="P22"/>
        <text:p text:style-name="P2"><text:span text:style-name="T58"><text:tab/><text:tab/></text:span><text:span text:style-name="T59">Do</text:span></text:p>
        <text:p text:style-name="P2"><text:span text:style-name="T16">S</text:span><text:span text:style-name="T17">.</text:span><text:span text:style-name="T52"> <text:tab/><text:tab/></text:span><text:span text:style-name="T24">A</text:span><text:span text:style-name="T23">l</text:span><text:span text:style-name="T24">é</text:span><text:span text:style-name="T23">gre</text:span><text:span text:style-name="T24">se</text:span><text:span text:style-name="T23"> Israel por su creador,</text:span></text:p>
        <text:p text:style-name="P7"><text:span text:style-name="T39"><text:tab/><text:tab/></text:span><text:span text:style-name="T47">La</text:span><text:span text:style-name="T46">m</text:span><text:span text:style-name="T39"><text:tab/><text:tab/> <text:s text:c="10"/></text:span><text:span text:style-name="T42">Re</text:span><text:span text:style-name="T40">m</text:span></text:p>
        <text:p text:style-name="P2"><text:span text:style-name="T53"><text:tab/><text:tab/></text:span><text:span text:style-name="T23">los hijos de Sión, </text:span><text:span text:style-name="T24">exulten en</text:span><text:span text:style-name="T23"> su Rey.</text:span></text:p>
        <text:p text:style-name="P2"><text:span text:style-name="T39"><text:tab/><text:tab/></text:span><text:span text:style-name="T42">Do<text:tab/><text:tab/></text:span><text:span text:style-name="T41"><text:tab/><text:tab/> <text:s text:c="4"/></text:span><text:span text:style-name="T42">Fa</text:span></text:p>
        <text:p text:style-name="P24"><text:span text:style-name="T56"><text:tab/><text:tab/></text:span><text:span text:style-name="T30">Alab</text:span><text:span text:style-name="T31">en </text:span><text:span text:style-name="T30">su nombre con danzas,</text:span></text:p>
        <text:p text:style-name="P2"><text:span text:style-name="T39"><text:tab/><text:tab/><text:tab/><text:tab/> <text:s text:c="10"/></text:span><text:span text:style-name="T44">Sol</text:span><text:span text:style-name="T41"><text:tab/><text:tab/></text:span><text:span text:style-name="T44">Do</text:span></text:p>
        <text:p text:style-name="P27"><text:span text:style-name="T48"><text:tab/><text:tab/></text:span><text:span text:style-name="T29">cantadle con tambores y cítaras</text:span><text:span text:style-name="T49">.</text:span></text:p>
        <text:p text:style-name="P22"/>
        <text:p text:style-name="P20"><text:span text:style-name="T1"><text:tab/><text:tab/></text:span><text:span text:style-name="T8">Do</text:span><text:span text:style-name="T1"><text:tab/><text:tab/><text:tab/><text:tab/> <text:s text:c="2"/></text:span><text:span text:style-name="T8">Fa</text:span></text:p>
        <text:p text:style-name="P13"><text:span text:style-name="T15">A.<text:tab/><text:tab/></text:span><text:span text:style-name="T14">CANTAD AL SEÑOR CANTAD...</text:span></text:p>
        <text:p text:style-name="P17"/>
        <text:p text:style-name="P17"/>
        <text:p text:style-name="P17"/>
        <text:p text:style-name="P17"/>
        <text:p text:style-name="P17"/>
        <text:p text:style-name="P17"/>
        <text:p text:style-name="P17"/>
        <text:p text:style-name="P9"><text:tab/><text:tab/><text:span text:style-name="T60">Do</text:span></text:p>
        <text:p text:style-name="P4"><text:span text:style-name="T16">S</text:span><text:span text:style-name="T17">.</text:span><text:span text:style-name="T52"> <text:tab/><text:tab/></text:span><text:span text:style-name="T27">P</text:span><text:span text:style-name="T25">orque el Señor ama a su pueblo</text:span></text:p>
        <text:p text:style-name="P4"><text:span text:style-name="T39"><text:tab/><text:tab/></text:span><text:span text:style-name="T43">Lam</text:span><text:span text:style-name="T39"><text:tab/><text:tab/><text:tab/> <text:s text:c="9"/></text:span><text:span text:style-name="T43">Re</text:span><text:span text:style-name="T41">m</text:span></text:p>
        <text:p text:style-name="P4"><text:span text:style-name="T53"><text:tab/><text:tab/></text:span><text:span text:style-name="T26">adorna con la victoria a los humildes.</text:span></text:p>
        <text:p text:style-name="P4"><text:span text:style-name="T39"><text:tab/><text:tab/></text:span><text:span text:style-name="T43">Do</text:span><text:span text:style-name="T41"><text:tab/><text:tab/><text:tab/> <text:s text:c="14"/></text:span><text:span text:style-name="T43">Fa</text:span></text:p>
        <text:p text:style-name="P25"><text:span text:style-name="T56"><text:tab/><text:tab/></text:span><text:span text:style-name="T33">L</text:span><text:span text:style-name="T32">os fieles festejen su gloria</text:span></text:p>
        <text:p text:style-name="P4"><text:span text:style-name="T39"><text:tab/><text:tab/><text:tab/> <text:tab/> <text:s text:c="5"/></text:span><text:span text:style-name="T43">Sol</text:span><text:span text:style-name="T41"><text:tab/><text:tab/></text:span><text:span text:style-name="T43">Do</text:span></text:p>
        <text:p text:style-name="P18"><text:span text:style-name="T13"><text:tab/><text:tab/></text:span><text:span text:style-name="T21">cant</text:span><text:span text:style-name="T22">adle</text:span><text:span text:style-name="T21"> jubilosos en filas</text:span><text:span text:style-name="T50">.</text:span></text:p>
        <text:p text:style-name="P23"/>
        <text:p text:style-name="P20"><text:span text:style-name="T1"><text:tab/><text:tab/></text:span><text:span text:style-name="T8">Do</text:span><text:span text:style-name="T1"><text:tab/><text:tab/><text:tab/><text:tab/> <text:s text:c="2"/></text:span><text:span text:style-name="T8">Fa</text:span></text:p>
        <text:p text:style-name="P14"><text:span text:style-name="T15">A.<text:tab/><text:tab/></text:span><text:span text:style-name="T14">CANTAD AL SEÑOR CANTAD…</text:span></text:p>
        <text:p text:style-name="P23"/>
        <text:p text:style-name="P10"><text:tab/><text:tab/><text:span text:style-name="T60">Do</text:span></text:p>
        <text:p text:style-name="P5"><text:span text:style-name="T16">S</text:span><text:span text:style-name="T17">.</text:span><text:span text:style-name="T52"> <text:tab/><text:tab/></text:span><text:span text:style-name="T54">C</text:span><text:span text:style-name="T25">on vítores a Dios en la boca</text:span></text:p>
        <text:p text:style-name="P5"><text:span text:style-name="T39"><text:tab/><text:tab/></text:span><text:span text:style-name="T43">Lam</text:span><text:span text:style-name="T39"><text:tab/><text:tab/><text:tab/> <text:s text:c="6"/></text:span><text:span text:style-name="T43">Re</text:span><text:span text:style-name="T41">m</text:span></text:p>
        <text:p text:style-name="P5"><text:span text:style-name="T53"><text:tab/><text:tab/></text:span><text:span text:style-name="T54">y </text:span><text:span text:style-name="T26">espadas de dos filos en las manos</text:span><text:span text:style-name="T23">.</text:span></text:p>
        <text:p text:style-name="P5"><text:span text:style-name="T39"><text:tab/><text:tab/></text:span><text:span text:style-name="T43">Do</text:span><text:span text:style-name="T41"><text:tab/><text:tab/><text:tab/><text:tab/> <text:s text:c="12"/></text:span><text:span text:style-name="T43">Fa</text:span></text:p>
        <text:p text:style-name="P5"><text:span text:style-name="T10"><text:tab/><text:tab/></text:span><text:span text:style-name="T27">T</text:span><text:span text:style-name="T25">omar</text:span><text:span text:style-name="T27">an</text:span><text:span text:style-name="T25"> venganza de los pueblos</text:span></text:p>
        <text:p text:style-name="P5"><text:span text:style-name="T39"><text:tab/><text:tab/><text:tab/><text:tab/> <text:s/></text:span><text:span text:style-name="T43">Sol</text:span><text:span text:style-name="T41"><text:tab/><text:tab/><text:tab/></text:span><text:span text:style-name="T43">Do</text:span></text:p>
        <text:p text:style-name="P5"><text:span text:style-name="T10"><text:tab/><text:tab/></text:span><text:span text:style-name="T28">d</text:span><text:span text:style-name="T25">ar</text:span><text:span text:style-name="T27">an</text:span><text:span text:style-name="T25"> el castigo a las naciones</text:span><text:span text:style-name="T11">.</text:span></text:p>
        <text:p text:style-name="P23"/>
        <text:p text:style-name="P21"><text:span text:style-name="T2"><text:tab/><text:tab/></text:span><text:span text:style-name="T8">Do</text:span><text:span text:style-name="T2"><text:tab/><text:tab/><text:tab/><text:tab/> <text:s text:c="2"/></text:span><text:span text:style-name="T8">Fa</text:span></text:p>
        <text:p text:style-name="P14"><text:span text:style-name="T15">A.<text:tab/><text:tab/></text:span><text:span text:style-name="T14">CANTAD AL SEÑOR CANTAD...</text:span></text:p>
        <text:p text:style-name="P23"/>
        <text:p text:style-name="P10"><text:tab/><text:tab/><text:span text:style-name="T62">Do</text:span></text:p>
        <text:p text:style-name="P5"><text:span text:style-name="T16">S</text:span><text:span text:style-name="T17">.</text:span><text:span text:style-name="T52"> <text:tab/><text:tab/></text:span><text:span text:style-name="T27">S</text:span><text:span text:style-name="T25">ujetando a los reyes con argollas,</text:span></text:p>
        <text:p text:style-name="P5"><text:span text:style-name="T39"><text:tab/><text:tab/></text:span><text:span text:style-name="T45">Lam</text:span><text:span text:style-name="T39"><text:tab/><text:tab/> <text:s text:c="6"/></text:span><text:span text:style-name="T45">Re</text:span><text:span text:style-name="T41">m</text:span></text:p>
        <text:p text:style-name="P5"><text:span text:style-name="T53"><text:tab/><text:tab/></text:span><text:span text:style-name="T26">a los nobles con esposas de hierro.</text:span></text:p>
        <text:p text:style-name="P5"><text:span text:style-name="T39"><text:tab/><text:tab/></text:span><text:span text:style-name="T45">Do</text:span><text:span text:style-name="T41"><text:tab/><text:tab/><text:tab/><text:tab/> <text:s text:c="3"/></text:span><text:span text:style-name="T45">Fa</text:span></text:p>
        <text:p text:style-name="P26"><text:span text:style-name="T56"><text:tab/><text:tab/></text:span><text:span text:style-name="T57">E</text:span><text:span text:style-name="T32">jecutar la sentencia dictada</text:span><text:span text:style-name="T30">,</text:span></text:p>
        <text:p text:style-name="P5"><text:span text:style-name="T39"><text:tab/><text:tab/><text:tab/> <text:s text:c="4"/></text:span><text:span text:style-name="T45">Sol</text:span><text:span text:style-name="T41"><text:tab/><text:tab/><text:tab/><text:tab/></text:span><text:span text:style-name="T45">Do</text:span></text:p>
        <text:p text:style-name="P5"><text:span text:style-name="T10"><text:tab/><text:tab/></text:span><text:span text:style-name="T26">es un honor para todos sus fieles.</text:span></text:p>
        <text:p text:style-name="P23"/>
        <text:p text:style-name="P21"><text:span text:style-name="T2"><text:tab/><text:tab/></text:span><text:span text:style-name="T8">Do</text:span><text:span text:style-name="T2"><text:tab/><text:tab/><text:tab/><text:tab/> <text:s text:c="2"/></text:span><text:span text:style-name="T8">Fa</text:span></text:p>
        <text:p text:style-name="P14"><text:span text:style-name="T15">A.<text:tab/><text:tab/></text:span><text:span text:style-name="T14">CANTAD AL SEÑOR CANTAD...</text:span></text:p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Times New Roman" svg:font-family="'Times New Roman'"/>
    <style:font-face style:name="Libre Franklin Medium" svg:font-family="'Libre Franklin Medium'" style:font-pitch="variable"/>
    <style:font-face style:name="Libre Franklin SemiBold" svg:font-family="'Libre Franklin SemiBold'" style:font-pitch="variable"/>
    <style:font-face style:name="Voces" svg:font-family="Voces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NI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2.999cm" fo:page-height="21.001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5-05-12T02:35:36.906508657</meta:creation-date>
    <dc:date>2020-11-27T17:13:27.198486036</dc:date>
    <meta:editing-duration>PT2H50M19S</meta:editing-duration>
    <meta:editing-cycles>37</meta:editing-cycles>
    <meta:generator>LibreOffice/6.4.6.2$Linux_X86_64 LibreOffice_project/40$Build-2</meta:generator>
    <meta:document-statistic meta:table-count="0" meta:image-count="0" meta:object-count="0" meta:page-count="1" meta:paragraph-count="58" meta:word-count="207" meta:character-count="1333" meta:non-whitespace-character-count="834"/>
  </office:meta>
</office:document-meta>
</file>